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RefSelfClass.refInstance( DeepRefSelfClass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lfSpyReferenceMemoryLeakTest.no_memory_leak_when_spy_holds_reference_to_sel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